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1.7894in">
            <draw:object draw:notify-on-update-of-ranges="Sheet1.A4:Sheet1.A8 Sheet1.B3:Sheet1.B3 Sheet1.B4:Sheet1.B8 Sheet1.A4:Sheet1.A8 Sheet1.C3:Sheet1.C3 Sheet1.C4:Sheet1.C8 Sheet1.A4:Sheet1.A8 Sheet1.D3:Sheet1.D3 Sheet1.D4:Sheet1.D8 Sheet1.A4:Sheet1.A8 Sheet1.E3:Sheet1.E3 Sheet1.E4:Sheet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776in" svg:y="1.6016in">
            <draw:object draw:notify-on-update-of-ranges="Sheet1.G3:Sheet1.G8 Sheet1.H3:Sheet1.H3 Sheet1.H3:Sheet1.H8 Sheet1.G3:Sheet1.G8 Sheet1.I3:Sheet1.I3 Sheet1.I3:Sheet1.I8 Sheet1.G3:Sheet1.G8 Sheet1.J3:Sheet1.J3 Sheet1.J3:Sheet1.J8 Sheet1.G3:Sheet1.G8 Sheet1.K3:Sheet1.K3 Sheet1.K3:Sheet1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7626in" svg:y="1.7681in">
            <draw:object draw:notify-on-update-of-ranges="Sheet1.M3:Sheet1.M8 Sheet1.N3:Sheet1.N3 Sheet1.N3:Sheet1.N8 Sheet1.M3:Sheet1.M8 Sheet1.O3:Sheet1.O3 Sheet1.O3:Sheet1.O8 Sheet1.M3:Sheet1.M8 Sheet1.P3:Sheet1.P3 Sheet1.P3:Sheet1.P8 Sheet1.M3:Sheet1.M8 Sheet1.Q3:Sheet1.Q3 Sheet1.Q3:Sheet1.Q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0.0067in" svg:y="1.9008in">
            <draw:object draw:notify-on-update-of-ranges="Sheet1.S3:Sheet1.S8 Sheet1.T3:Sheet1.T3 Sheet1.T3:Sheet1.T8 Sheet1.S3:Sheet1.S8 Sheet1.U3:Sheet1.U3 Sheet1.U3:Sheet1.U8 Sheet1.S3:Sheet1.S8 Sheet1.V3:Sheet1.V3 Sheet1.V3:Sheet1.V8 Sheet1.S3:Sheet1.S8 Sheet1.W3:Sheet1.W3 Sheet1.W3:Sheet1.W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4713in" svg:height="3.6398in" svg:x="4.0992in" svg:y="6.5921in">
            <draw:object draw:notify-on-update-of-ranges="Sheet1.P4:Sheet1.P8 Sheet1.A2:Sheet1.A2 Sheet1.A4:Sheet1.A8 Sheet1.J34:Sheet1.J34 Sheet1.B4:Sheet1.B8 Sheet1.A2:Sheet1.A2 Sheet1.A4:Sheet1.A8 Sheet1.K34:Sheet1.K34 Sheet1.C4:Sheet1.C8 Sheet1.A2:Sheet1.A2 Sheet1.A4:Sheet1.A8 Sheet1.L34:Sheet1.L34 Sheet1.D4:Sheet1.D8 Sheet1.A2:Sheet1.A2 Sheet1.A4:Sheet1.A8 Sheet1.M34:Sheet1.M34 Sheet1.E4:Sheet1.E8 Sheet1.O34:Sheet1.O34 Sheet1.N4:Sheet1.N8 Sheet1.M4:Sheet1.M8 Sheet1.P34:Sheet1.P34 Sheet1.O4:Sheet1.O8 Sheet1.M4:Sheet1.M8 Sheet1.M4:Sheet1.M8 Sheet1.Q34:Sheet1.Q34 Sheet1.P4:Sheet1.P8 Sheet1.M4:Sheet1.M8 Sheet1.R34:Sheet1.R34 Sheet1.Q4:Sheet1.Q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449in" svg:y="7.1118in">
            <draw:object draw:notify-on-update-of-ranges="Sheet1.P4:Sheet1.P8 Sheet1.M4:Sheet1.M8 Sheet1.J34:Sheet1.J34 Sheet1.N4:Sheet1.N8 Sheet1.M4:Sheet1.M8 Sheet1.K34:Sheet1.K34 Sheet1.O4:Sheet1.O8 Sheet1.M4:Sheet1.M8 Sheet1.L34:Sheet1.L34 Sheet1.P4:Sheet1.P8 Sheet1.M4:Sheet1.M8 Sheet1.M34:Sheet1.M34 Sheet1.Q4:Sheet1.Q8 Sheet1.M4:Sheet1.M8 Sheet1.O34:Sheet1.O34 Sheet1.N4:Sheet1.N8 Sheet1.M4:Sheet1.M8 Sheet1.P34:Sheet1.P34 Sheet1.O4:Sheet1.O8 Sheet1.M4:Sheet1.M8 Sheet1.Q34:Sheet1.Q34 Sheet1.P4:Sheet1.P8 Sheet1.M4:Sheet1.M8 Sheet1.R34:Sheet1.R34 Sheet1.Q4:Sheet1.Q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5945in" svg:height="3.7098in" svg:x="1.1169in" svg:y="10.7622in">
            <draw:object draw:notify-on-update-of-ranges="Sheet1.A4:Sheet1.A8 Sheet1.J36:Sheet1.J36 Sheet1.E4:Sheet1.E8 Sheet1.G4:Sheet1.G8 Sheet1.O36:Sheet1.O36 Sheet1.Q4:Sheet1.Q8 Sheet1.K36:Sheet1.K36 Sheet1.K4:Sheet1.K8 Sheet1.M4:Sheet1.M8 Sheet1.P36:Sheet1.P36 Sheet1.W4:Sheet1.W8 Sheet1.S4:Sheet1.S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gęstość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gęstość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gęstość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gęstość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8" calcext:value-type="float">
            <text:p>98.8</text:p>
          </table:table-cell>
          <table:table-cell office:value-type="float" office:value="190.5" calcext:value-type="float">
            <text:p>190.5</text:p>
          </table:table-cell>
          <table:table-cell office:value-type="float" office:value="179.4" calcext:value-type="float">
            <text:p>179.4</text:p>
          </table:table-cell>
          <table:table-cell office:value-type="float" office:value="214.7" calcext:value-type="float">
            <text:p>214.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65.2" calcext:value-type="float">
            <text:p>4565.2</text:p>
          </table:table-cell>
          <table:table-cell office:value-type="float" office:value="14198.3" calcext:value-type="float">
            <text:p>14198.3</text:p>
          </table:table-cell>
          <table:table-cell office:value-type="float" office:value="25529.2" calcext:value-type="float">
            <text:p>25529.2</text:p>
          </table:table-cell>
          <table:table-cell office:value-type="float" office:value="32219.9" calcext:value-type="float">
            <text:p>32219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644" calcext:value-type="float">
            <text:p>4644</text:p>
          </table:table-cell>
          <table:table-cell office:value-type="float" office:value="15416.8" calcext:value-type="float">
            <text:p>15416.8</text:p>
          </table:table-cell>
          <table:table-cell office:value-type="float" office:value="27019.4" calcext:value-type="float">
            <text:p>27019.4</text:p>
          </table:table-cell>
          <table:table-cell office:value-type="float" office:value="32967" calcext:value-type="float">
            <text:p>329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81.4" calcext:value-type="float">
            <text:p>4381.4</text:p>
          </table:table-cell>
          <table:table-cell office:value-type="float" office:value="15213.3" calcext:value-type="float">
            <text:p>15213.3</text:p>
          </table:table-cell>
          <table:table-cell office:value-type="float" office:value="26397.5" calcext:value-type="float">
            <text:p>26397.5</text:p>
          </table:table-cell>
          <table:table-cell office:value-type="float" office:value="33037.7" calcext:value-type="float">
            <text:p>33037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3" calcext:value-type="float">
            <text:p>653</text:p>
          </table:table-cell>
          <table:table-cell office:value-type="float" office:value="988.2" calcext:value-type="float">
            <text:p>988.2</text:p>
          </table:table-cell>
          <table:table-cell office:value-type="float" office:value="1284.3" calcext:value-type="float">
            <text:p>1284.3</text:p>
          </table:table-cell>
          <table:table-cell office:value-type="float" office:value="1542.2" calcext:value-type="float">
            <text:p>1542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7859.4" calcext:value-type="float">
            <text:p>87859.4</text:p>
          </table:table-cell>
          <table:table-cell office:value-type="float" office:value="328322" calcext:value-type="float">
            <text:p>328322</text:p>
          </table:table-cell>
          <table:table-cell office:value-type="float" office:value="617719" calcext:value-type="float">
            <text:p>617719</text:p>
          </table:table-cell>
          <table:table-cell office:value-type="float" office:value="675654" calcext:value-type="float">
            <text:p>6756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1866" calcext:value-type="float">
            <text:p>91866</text:p>
          </table:table-cell>
          <table:table-cell office:value-type="float" office:value="323097" calcext:value-type="float">
            <text:p>323097</text:p>
          </table:table-cell>
          <table:table-cell office:value-type="float" office:value="658338" calcext:value-type="float">
            <text:p>658338</text:p>
          </table:table-cell>
          <table:table-cell office:value-type="float" office:value="723943" calcext:value-type="float">
            <text:p>723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108.1" calcext:value-type="float">
            <text:p>90108.1</text:p>
          </table:table-cell>
          <table:table-cell office:value-type="float" office:value="333725" calcext:value-type="float">
            <text:p>333725</text:p>
          </table:table-cell>
          <table:table-cell office:value-type="float" office:value="672840" calcext:value-type="float">
            <text:p>672840</text:p>
          </table:table-cell>
          <table:table-cell office:value-type="float" office:value="747975" calcext:value-type="float">
            <text:p>747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80.3" calcext:value-type="float">
            <text:p>2080.3</text:p>
          </table:table-cell>
          <table:table-cell office:value-type="float" office:value="2528" calcext:value-type="float">
            <text:p>2528</text:p>
          </table:table-cell>
          <table:table-cell office:value-type="float" office:value="2435.1" calcext:value-type="float">
            <text:p>2435.1</text:p>
          </table:table-cell>
          <table:table-cell office:value-type="float" office:value="2860.5" calcext:value-type="float">
            <text:p>2860.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65339" calcext:value-type="float">
            <text:p>565339</text:p>
          </table:table-cell>
          <table:table-cell table:style-name="ce2" office:value-type="float" office:value="1696130" calcext:value-type="float">
            <text:p>1.70E+06</text:p>
          </table:table-cell>
          <table:table-cell table:style-name="ce2" office:value-type="float" office:value="2362380" calcext:value-type="float">
            <text:p>2.36E+06</text:p>
          </table:table-cell>
          <table:table-cell table:style-name="ce2" office:value-type="float" office:value="2939720" calcext:value-type="float">
            <text:p>2.94E+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11020" calcext:value-type="float">
            <text:p>611020</text:p>
          </table:table-cell>
          <table:table-cell table:style-name="ce2" office:value-type="float" office:value="1753970" calcext:value-type="float">
            <text:p>1.75E+06</text:p>
          </table:table-cell>
          <table:table-cell table:style-name="ce2" office:value-type="float" office:value="2451020" calcext:value-type="float">
            <text:p>2.45E+06</text:p>
          </table:table-cell>
          <table:table-cell table:style-name="ce2" office:value-type="float" office:value="2892360" calcext:value-type="float">
            <text:p>2.89E+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7973" calcext:value-type="float">
            <text:p>607973</text:p>
          </table:table-cell>
          <table:table-cell office:value-type="float" office:value="1731790" calcext:value-type="float">
            <text:p>1731790</text:p>
          </table:table-cell>
          <table:table-cell office:value-type="float" office:value="2523640" calcext:value-type="float">
            <text:p>2523640</text:p>
          </table:table-cell>
          <table:table-cell office:value-type="float" office:value="2891450" calcext:value-type="float">
            <text:p>28914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54.5" calcext:value-type="float">
            <text:p>3154.5</text:p>
          </table:table-cell>
          <table:table-cell office:value-type="float" office:value="3574.2" calcext:value-type="float">
            <text:p>3574.2</text:p>
          </table:table-cell>
          <table:table-cell office:value-type="float" office:value="4469.9" calcext:value-type="float">
            <text:p>4469.9</text:p>
          </table:table-cell>
          <table:table-cell office:value-type="float" office:value="7028.4" calcext:value-type="float">
            <text:p>7028.4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1528330" calcext:value-type="float">
            <text:p>1.53E+06</text:p>
          </table:table-cell>
          <table:table-cell table:style-name="ce2" office:value-type="float" office:value="4639590" calcext:value-type="float">
            <text:p>4.64E+06</text:p>
          </table:table-cell>
          <table:table-cell table:style-name="ce2" office:value-type="float" office:value="7264690" calcext:value-type="float">
            <text:p>7.26E+06</text:p>
          </table:table-cell>
          <table:table-cell table:style-name="ce2" office:value-type="float" office:value="9622900" calcext:value-type="float">
            <text:p>9.62E+0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1617660" calcext:value-type="float">
            <text:p>1.62E+06</text:p>
          </table:table-cell>
          <table:table-cell table:style-name="ce2" office:value-type="float" office:value="4913760" calcext:value-type="float">
            <text:p>4.91E+06</text:p>
          </table:table-cell>
          <table:table-cell table:style-name="ce2" office:value-type="float" office:value="7556850" calcext:value-type="float">
            <text:p>7.56E+06</text:p>
          </table:table-cell>
          <table:table-cell table:style-name="ce2" office:value-type="float" office:value="9982490" calcext:value-type="float">
            <text:p>9.98E+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85600" calcext:value-type="float">
            <text:p>1585600</text:p>
          </table:table-cell>
          <table:table-cell office:value-type="float" office:value="4863460" calcext:value-type="float">
            <text:p>4863460</text:p>
          </table:table-cell>
          <table:table-cell office:value-type="float" office:value="7595420" calcext:value-type="float">
            <text:p>7595420</text:p>
          </table:table-cell>
          <table:table-cell office:value-type="float" office:value="9919720" calcext:value-type="float">
            <text:p>99197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558.9" calcext:value-type="float">
            <text:p>3558.9</text:p>
          </table:table-cell>
          <table:table-cell office:value-type="float" office:value="4014.8" calcext:value-type="float">
            <text:p>4014.8</text:p>
          </table:table-cell>
          <table:table-cell office:value-type="float" office:value="4771.8" calcext:value-type="float">
            <text:p>4771.8</text:p>
          </table:table-cell>
          <table:table-cell office:value-type="float" office:value="6659" calcext:value-type="float">
            <text:p>665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2" office:value-type="float" office:value="3733480" calcext:value-type="float">
            <text:p>3.73E+06</text:p>
          </table:table-cell>
          <table:table-cell table:style-name="ce2" office:value-type="float" office:value="7927100" calcext:value-type="float">
            <text:p>7.93E+06</text:p>
          </table:table-cell>
          <table:table-cell table:style-name="ce2" office:value-type="float" office:value="13720300" calcext:value-type="float">
            <text:p>1.37E+07</text:p>
          </table:table-cell>
          <table:table-cell table:style-name="ce2" office:value-type="float" office:value="15649900" calcext:value-type="float">
            <text:p>1.56E+0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2" office:value-type="float" office:value="3949320" calcext:value-type="float">
            <text:p>3.95E+06</text:p>
          </table:table-cell>
          <table:table-cell table:style-name="ce2" office:value-type="float" office:value="8132030" calcext:value-type="float">
            <text:p>8.13E+06</text:p>
          </table:table-cell>
          <table:table-cell table:style-name="ce2" office:value-type="float" office:value="14187800" calcext:value-type="float">
            <text:p>1.42E+07</text:p>
          </table:table-cell>
          <table:table-cell table:style-name="ce2" office:value-type="float" office:value="15877500" calcext:value-type="float">
            <text:p>1.59E+0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943070" calcext:value-type="float">
            <text:p>3943070</text:p>
          </table:table-cell>
          <table:table-cell office:value-type="float" office:value="8135320" calcext:value-type="float">
            <text:p>8135320</text:p>
          </table:table-cell>
          <table:table-cell office:value-type="float" office:value="13663200" calcext:value-type="float">
            <text:p>13663200</text:p>
          </table:table-cell>
          <table:table-cell office:value-type="float" office:value="15632200" calcext:value-type="float">
            <text:p>15632200</text:p>
          </table:table-cell>
        </table:table-row>
        <table:table-row table:style-name="ro1" table:number-rows-repeated="25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0.25 – Prim</text:p>
          </table:table-cell>
          <table:table-cell office:value-type="string" calcext:value-type="string">
            <text:p>0.5 – Prim</text:p>
          </table:table-cell>
          <table:table-cell office:value-type="string" calcext:value-type="string">
            <text:p>0.75 – Prim</text:p>
          </table:table-cell>
          <table:table-cell office:value-type="string" calcext:value-type="string">
            <text:p>1 – Prim</text:p>
          </table:table-cell>
          <table:table-cell/>
          <table:table-cell office:value-type="string" calcext:value-type="string">
            <text:p>0.25 – Kruskal</text:p>
          </table:table-cell>
          <table:table-cell office:value-type="string" calcext:value-type="string">
            <text:p>0.5 – Kruskal</text:p>
          </table:table-cell>
          <table:table-cell office:value-type="string" calcext:value-type="string">
            <text:p>0.75 – Kruskal</text:p>
          </table:table-cell>
          <table:table-cell office:value-type="string" calcext:value-type="string">
            <text:p>1 – Kruskal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1 – Prim lista</text:p>
          </table:table-cell>
          <table:table-cell office:value-type="string" calcext:value-type="string">
            <text:p>1 – Kruskal Lista</text:p>
          </table:table-cell>
          <table:table-cell table:number-columns-repeated="3"/>
          <table:table-cell office:value-type="string" calcext:value-type="string">
            <text:p>1 – Kruskal macierz</text:p>
          </table:table-cell>
          <table:table-cell office:value-type="string" calcext:value-type="string">
            <text:p>1 – Prim macierz</text:p>
          </table:table-cell>
          <table:table-cell table:number-columns-repeated="7"/>
        </table:table-row>
        <table:table-row table:style-name="ro1" table:number-rows-repeated="54">
          <table:table-cell table:number-columns-repeated="2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8" calcext:value-type="float">
            <text:p>98.8</text:p>
          </table:table-cell>
          <table:table-cell office:value-type="float" office:value="190.5" calcext:value-type="float">
            <text:p>190.5</text:p>
          </table:table-cell>
          <table:table-cell office:value-type="float" office:value="179.4" calcext:value-type="float">
            <text:p>179.4</text:p>
          </table:table-cell>
          <table:table-cell office:value-type="float" office:value="214.7" calcext:value-type="float">
            <text:p>214.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65.2" calcext:value-type="float">
            <text:p>4565.2</text:p>
          </table:table-cell>
          <table:table-cell office:value-type="float" office:value="14198.3" calcext:value-type="float">
            <text:p>14198.3</text:p>
          </table:table-cell>
          <table:table-cell office:value-type="float" office:value="25529.2" calcext:value-type="float">
            <text:p>25529.2</text:p>
          </table:table-cell>
          <table:table-cell office:value-type="float" office:value="32219.9" calcext:value-type="float">
            <text:p>32219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644" calcext:value-type="float">
            <text:p>4644</text:p>
          </table:table-cell>
          <table:table-cell office:value-type="float" office:value="15416.8" calcext:value-type="float">
            <text:p>15416.8</text:p>
          </table:table-cell>
          <table:table-cell office:value-type="float" office:value="27019.4" calcext:value-type="float">
            <text:p>27019.4</text:p>
          </table:table-cell>
          <table:table-cell office:value-type="float" office:value="32967" calcext:value-type="float">
            <text:p>329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81.4" calcext:value-type="float">
            <text:p>4381.4</text:p>
          </table:table-cell>
          <table:table-cell office:value-type="float" office:value="15213.3" calcext:value-type="float">
            <text:p>15213.3</text:p>
          </table:table-cell>
          <table:table-cell office:value-type="float" office:value="26397.5" calcext:value-type="float">
            <text:p>26397.5</text:p>
          </table:table-cell>
          <table:table-cell office:value-type="float" office:value="33037.7" calcext:value-type="float">
            <text:p>33037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3" calcext:value-type="float">
            <text:p>653</text:p>
          </table:table-cell>
          <table:table-cell office:value-type="float" office:value="988.2" calcext:value-type="float">
            <text:p>988.2</text:p>
          </table:table-cell>
          <table:table-cell office:value-type="float" office:value="1284.3" calcext:value-type="float">
            <text:p>1284.3</text:p>
          </table:table-cell>
          <table:table-cell office:value-type="float" office:value="1542.2" calcext:value-type="float">
            <text:p>1542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7859.4" calcext:value-type="float">
            <text:p>87859.4</text:p>
          </table:table-cell>
          <table:table-cell office:value-type="float" office:value="328322" calcext:value-type="float">
            <text:p>328322</text:p>
          </table:table-cell>
          <table:table-cell office:value-type="float" office:value="617719" calcext:value-type="float">
            <text:p>617719</text:p>
          </table:table-cell>
          <table:table-cell office:value-type="float" office:value="675654" calcext:value-type="float">
            <text:p>6756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1866" calcext:value-type="float">
            <text:p>91866</text:p>
          </table:table-cell>
          <table:table-cell office:value-type="float" office:value="323097" calcext:value-type="float">
            <text:p>323097</text:p>
          </table:table-cell>
          <table:table-cell office:value-type="float" office:value="658338" calcext:value-type="float">
            <text:p>658338</text:p>
          </table:table-cell>
          <table:table-cell office:value-type="float" office:value="723943" calcext:value-type="float">
            <text:p>723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108.1" calcext:value-type="float">
            <text:p>90108.1</text:p>
          </table:table-cell>
          <table:table-cell office:value-type="float" office:value="333725" calcext:value-type="float">
            <text:p>333725</text:p>
          </table:table-cell>
          <table:table-cell office:value-type="float" office:value="672840" calcext:value-type="float">
            <text:p>672840</text:p>
          </table:table-cell>
          <table:table-cell office:value-type="float" office:value="747975" calcext:value-type="float">
            <text:p>747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80.3" calcext:value-type="float">
            <text:p>2080.3</text:p>
          </table:table-cell>
          <table:table-cell office:value-type="float" office:value="2528" calcext:value-type="float">
            <text:p>2528</text:p>
          </table:table-cell>
          <table:table-cell office:value-type="float" office:value="2435.1" calcext:value-type="float">
            <text:p>2435.1</text:p>
          </table:table-cell>
          <table:table-cell office:value-type="float" office:value="2860.5" calcext:value-type="float">
            <text:p>2860.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65339" calcext:value-type="float">
            <text:p>565339</text:p>
          </table:table-cell>
          <table:table-cell table:style-name="ce2" office:value-type="float" office:value="1696130" calcext:value-type="float">
            <text:p>1.70E+06</text:p>
          </table:table-cell>
          <table:table-cell table:style-name="ce2" office:value-type="float" office:value="2362380" calcext:value-type="float">
            <text:p>2.36E+06</text:p>
          </table:table-cell>
          <table:table-cell table:style-name="ce2" office:value-type="float" office:value="2939720" calcext:value-type="float">
            <text:p>2.94E+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11020" calcext:value-type="float">
            <text:p>611020</text:p>
          </table:table-cell>
          <table:table-cell table:style-name="ce2" office:value-type="float" office:value="1753970" calcext:value-type="float">
            <text:p>1.75E+06</text:p>
          </table:table-cell>
          <table:table-cell table:style-name="ce2" office:value-type="float" office:value="2451020" calcext:value-type="float">
            <text:p>2.45E+06</text:p>
          </table:table-cell>
          <table:table-cell table:style-name="ce2" office:value-type="float" office:value="2892360" calcext:value-type="float">
            <text:p>2.89E+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7973" calcext:value-type="float">
            <text:p>607973</text:p>
          </table:table-cell>
          <table:table-cell table:style-name="ce2" office:value-type="float" office:value="1731790" calcext:value-type="float">
            <text:p>1.73E+06</text:p>
          </table:table-cell>
          <table:table-cell table:style-name="ce2" office:value-type="float" office:value="2523640" calcext:value-type="float">
            <text:p>2.52E+06</text:p>
          </table:table-cell>
          <table:table-cell table:style-name="ce2" office:value-type="float" office:value="2891450" calcext:value-type="float">
            <text:p>2.89E+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54.5" calcext:value-type="float">
            <text:p>3154.5</text:p>
          </table:table-cell>
          <table:table-cell office:value-type="float" office:value="3574.2" calcext:value-type="float">
            <text:p>3574.2</text:p>
          </table:table-cell>
          <table:table-cell office:value-type="float" office:value="4469.9" calcext:value-type="float">
            <text:p>4469.9</text:p>
          </table:table-cell>
          <table:table-cell office:value-type="float" office:value="7028.4" calcext:value-type="float">
            <text:p>7028.4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1528330" calcext:value-type="float">
            <text:p>1.53E+06</text:p>
          </table:table-cell>
          <table:table-cell table:style-name="ce2" office:value-type="float" office:value="4639590" calcext:value-type="float">
            <text:p>4.64E+06</text:p>
          </table:table-cell>
          <table:table-cell table:style-name="ce2" office:value-type="float" office:value="7264690" calcext:value-type="float">
            <text:p>7.26E+06</text:p>
          </table:table-cell>
          <table:table-cell table:style-name="ce2" office:value-type="float" office:value="9622900" calcext:value-type="float">
            <text:p>9.62E+0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1617660" calcext:value-type="float">
            <text:p>1.62E+06</text:p>
          </table:table-cell>
          <table:table-cell table:style-name="ce2" office:value-type="float" office:value="4913760" calcext:value-type="float">
            <text:p>4.91E+06</text:p>
          </table:table-cell>
          <table:table-cell table:style-name="ce2" office:value-type="float" office:value="7556850" calcext:value-type="float">
            <text:p>7.56E+06</text:p>
          </table:table-cell>
          <table:table-cell table:style-name="ce2" office:value-type="float" office:value="9982490" calcext:value-type="float">
            <text:p>9.98E+0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1585600" calcext:value-type="float">
            <text:p>1.59E+06</text:p>
          </table:table-cell>
          <table:table-cell table:style-name="ce2" office:value-type="float" office:value="4863460" calcext:value-type="float">
            <text:p>4.86E+06</text:p>
          </table:table-cell>
          <table:table-cell table:style-name="ce2" office:value-type="float" office:value="7595420" calcext:value-type="float">
            <text:p>7.60E+06</text:p>
          </table:table-cell>
          <table:table-cell table:style-name="ce2" office:value-type="float" office:value="9919720" calcext:value-type="float">
            <text:p>9.92E+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758.9" calcext:value-type="float">
            <text:p>4758.9</text:p>
          </table:table-cell>
          <table:table-cell office:value-type="float" office:value="4014.8" calcext:value-type="float">
            <text:p>4014.8</text:p>
          </table:table-cell>
          <table:table-cell office:value-type="float" office:value="4771.8" calcext:value-type="float">
            <text:p>4771.8</text:p>
          </table:table-cell>
          <table:table-cell office:value-type="float" office:value="6659" calcext:value-type="float">
            <text:p>665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2" office:value-type="float" office:value="3733480" calcext:value-type="float">
            <text:p>3.73E+06</text:p>
          </table:table-cell>
          <table:table-cell table:style-name="ce2" office:value-type="float" office:value="7927100" calcext:value-type="float">
            <text:p>7.93E+06</text:p>
          </table:table-cell>
          <table:table-cell table:style-name="ce2" office:value-type="float" office:value="13720300" calcext:value-type="float">
            <text:p>1.37E+07</text:p>
          </table:table-cell>
          <table:table-cell table:style-name="ce2" office:value-type="float" office:value="15649900" calcext:value-type="float">
            <text:p>1.56E+0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2" office:value-type="float" office:value="3949320" calcext:value-type="float">
            <text:p>3.95E+06</text:p>
          </table:table-cell>
          <table:table-cell table:style-name="ce2" office:value-type="float" office:value="8132030" calcext:value-type="float">
            <text:p>8.13E+06</text:p>
          </table:table-cell>
          <table:table-cell table:style-name="ce2" office:value-type="float" office:value="14187800" calcext:value-type="float">
            <text:p>1.42E+07</text:p>
          </table:table-cell>
          <table:table-cell table:style-name="ce2" office:value-type="float" office:value="15877500" calcext:value-type="float">
            <text:p>1.59E+0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2" office:value-type="float" office:value="3943070" calcext:value-type="float">
            <text:p>3.94E+06</text:p>
          </table:table-cell>
          <table:table-cell table:style-name="ce2" office:value-type="float" office:value="8135320" calcext:value-type="float">
            <text:p>8.14E+06</text:p>
          </table:table-cell>
          <table:table-cell table:style-name="ce2" office:value-type="float" office:value="13663200" calcext:value-type="float">
            <text:p>1.37E+07</text:p>
          </table:table-cell>
          <table:table-cell table:style-name="ce2" office:value-type="float" office:value="15632200" calcext:value-type="float">
            <text:p>1.56E+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02:05:05.043212076</meta:creation-date>
    <dc:date>2023-06-09T20:05:59.174021086</dc:date>
    <meta:editing-duration>PT1H31M52S</meta:editing-duration>
    <meta:editing-cycles>1</meta:editing-cycles>
    <meta:document-statistic meta:table-count="1" meta:cell-count="250" meta:object-count="7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Algorytm Prima - lista sąsiedztwa</text:p>
        </chart:title>
        <chart:legend chart:legend-position="end" svg:x="13.995cm" svg:y="3.454cm" style:legend-expansion="high" chart:style-name="ch3"/>
        <chart:plot-area chart:style-name="ch4" table:cell-range-address="Sheet1.A4:Sheet1.E8 Sheet1.B3:Sheet1.E3" chart:data-source-has-labels="row" svg:x="1.331cm" svg:y="1.275cm" svg:width="12.344cm" svg:height="6.564cm">
          <chartooo:coordinate-region svg:x="2.323cm" svg:y="1.474cm" svg:width="11.072cm" svg:height="5.718cm"/>
          <chart:axis chart:dimension="x" chart:name="primary-x" chart:style-name="ch5">
            <chart:title svg:x="6.004cm" svg:y="8.019cm" chart:style-name="ch6">
              <text:p>liczba wierzchołków</text:p>
            </chart:title>
          </chart:axis>
          <chart:axis chart:dimension="y" chart:name="primary-y" chart:style-name="ch5">
            <chart:title svg:x="0.451cm" svg:y="5.236cm" chart:style-name="ch7">
              <text:p>czas [us]</text:p>
            </chart:title>
            <chart:grid chart:style-name="ch8" chart:class="major"/>
          </chart:axis>
          <chart:series chart:style-name="ch9" chart:values-cell-range-address="Sheet1.B4:Sheet1.B8" chart:label-cell-address="Sheet1.B3:Sheet1.B3" chart:class="chart:scatter">
            <chart:domain table:cell-range-address="Sheet1.A4:Sheet1.A8"/>
            <chart:data-point chart:repeated="5"/>
          </chart:series>
          <chart:series chart:style-name="ch10" chart:values-cell-range-address="Sheet1.C4:Sheet1.C8" chart:label-cell-address="Sheet1.C3:Sheet1.C3" chart:class="chart:scatter">
            <chart:data-point chart:repeated="5"/>
          </chart:series>
          <chart:series chart:style-name="ch11" chart:values-cell-range-address="Sheet1.D4:Sheet1.D8" chart:label-cell-address="Sheet1.D3:Sheet1.D3" chart:class="chart:scatter">
            <chart:data-point chart:repeated="5"/>
          </chart:series>
          <chart:series chart:style-name="ch12" chart:values-cell-range-address="Sheet1.E4:Sheet1.E8" chart:label-cell-address="Sheet1.E3:Sheet1.E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25</text:p>
                <draw:g>
                  <svg:desc>Sheet1.B3:Sheet1.B3</svg:desc>
                </draw:g>
              </table:table-cell>
              <table:table-cell office:value-type="string">
                <text:p>0.5</text:p>
                <draw:g>
                  <svg:desc>Sheet1.C3:Sheet1.C3</svg:desc>
                </draw:g>
              </table:table-cell>
              <table:table-cell office:value-type="string">
                <text:p>0.75</text:p>
                <draw:g>
                  <svg:desc>Sheet1.D3:Sheet1.D3</svg:desc>
                </draw:g>
              </table:table-cell>
              <table:table-cell office:value-type="string">
                <text:p>1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8</svg:desc>
                </draw:g>
              </table:table-cell>
              <table:table-cell office:value-type="float" office:value="98.8">
                <text:p>98.8</text:p>
                <draw:g>
                  <svg:desc>Sheet1.B4:Sheet1.B8</svg:desc>
                </draw:g>
              </table:table-cell>
              <table:table-cell office:value-type="float" office:value="190.5">
                <text:p>190.5</text:p>
                <draw:g>
                  <svg:desc>Sheet1.C4:Sheet1.C8</svg:desc>
                </draw:g>
              </table:table-cell>
              <table:table-cell office:value-type="float" office:value="179.4">
                <text:p>179.4</text:p>
                <draw:g>
                  <svg:desc>Sheet1.D4:Sheet1.D8</svg:desc>
                </draw:g>
              </table:table-cell>
              <table:table-cell office:value-type="float" office:value="214.7">
                <text:p>214.7</text:p>
                <draw:g>
                  <svg:desc>Sheet1.E4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53">
                <text:p>653</text:p>
              </table:table-cell>
              <table:table-cell office:value-type="float" office:value="988.2">
                <text:p>988.2</text:p>
              </table:table-cell>
              <table:table-cell office:value-type="float" office:value="1284.3">
                <text:p>1284.3</text:p>
              </table:table-cell>
              <table:table-cell office:value-type="float" office:value="1542.2">
                <text:p>154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080.3">
                <text:p>2080.3</text:p>
              </table:table-cell>
              <table:table-cell office:value-type="float" office:value="2528">
                <text:p>2528</text:p>
              </table:table-cell>
              <table:table-cell office:value-type="float" office:value="2435.1">
                <text:p>2435.1</text:p>
              </table:table-cell>
              <table:table-cell office:value-type="float" office:value="2860.5">
                <text:p>286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154.5">
                <text:p>3154.5</text:p>
              </table:table-cell>
              <table:table-cell office:value-type="float" office:value="3574.2">
                <text:p>3574.2</text:p>
              </table:table-cell>
              <table:table-cell office:value-type="float" office:value="4469.9">
                <text:p>4469.9</text:p>
              </table:table-cell>
              <table:table-cell office:value-type="float" office:value="7028.4">
                <text:p>702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558.9">
                <text:p>3558.9</text:p>
              </table:table-cell>
              <table:table-cell office:value-type="float" office:value="4014.8">
                <text:p>4014.8</text:p>
              </table:table-cell>
              <table:table-cell office:value-type="float" office:value="4771.8">
                <text:p>4771.8</text:p>
              </table:table-cell>
              <table:table-cell office:value-type="float" office:value="6659">
                <text:p>6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92cm" svg:y="0.316cm" chart:style-name="ch2">
          <text:p>Algorytm Kruskala - lista sąsiedztwa</text:p>
        </chart:title>
        <chart:legend chart:legend-position="end" svg:x="13.995cm" svg:y="3.454cm" style:legend-expansion="high" chart:style-name="ch3"/>
        <chart:plot-area chart:style-name="ch4" table:cell-range-address="Sheet1.G3:Sheet1.K8" chart:data-source-has-labels="row" svg:x="1.331cm" svg:y="1.275cm" svg:width="12.344cm" svg:height="6.564cm">
          <chartooo:coordinate-region svg:x="2.878cm" svg:y="1.474cm" svg:width="10.331cm" svg:height="5.718cm"/>
          <chart:axis chart:dimension="x" chart:name="primary-x" chart:style-name="ch5">
            <chart:title svg:x="6.004cm" svg:y="8.019cm" chart:style-name="ch6">
              <text:p>liczba wierzchołków</text:p>
            </chart:title>
          </chart:axis>
          <chart:axis chart:dimension="y" chart:name="primary-y" chart:style-name="ch5">
            <chart:title svg:x="0.451cm" svg:y="5.236cm" chart:style-name="ch7">
              <text:p>czas [us]</text:p>
            </chart:title>
            <chart:grid chart:style-name="ch8" chart:class="major"/>
          </chart:axis>
          <chart:series chart:style-name="ch9" chart:values-cell-range-address="Sheet1.H3:Sheet1.H8" chart:label-cell-address="Sheet1.H3:Sheet1.H3" chart:class="chart:scatter">
            <chart:domain table:cell-range-address="Sheet1.G3:Sheet1.G8"/>
            <chart:data-point chart:repeated="6"/>
          </chart:series>
          <chart:series chart:style-name="ch10" chart:values-cell-range-address="Sheet1.I3:Sheet1.I8" chart:label-cell-address="Sheet1.I3:Sheet1.I3" chart:class="chart:scatter">
            <chart:data-point chart:repeated="6"/>
          </chart:series>
          <chart:series chart:style-name="ch11" chart:values-cell-range-address="Sheet1.J3:Sheet1.J8" chart:label-cell-address="Sheet1.J3:Sheet1.J3" chart:class="chart:scatter">
            <chart:data-point chart:repeated="6"/>
          </chart:series>
          <chart:series chart:style-name="ch12" chart:values-cell-range-address="Sheet1.K3:Sheet1.K8" chart:label-cell-address="Sheet1.K3:Sheet1.K3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.25</text:p>
                <draw:g>
                  <svg:desc>Sheet1.H3:Sheet1.H3</svg:desc>
                </draw:g>
              </table:table-cell>
              <table:table-cell office:value-type="string">
                <text:p>0.5</text:p>
                <draw:g>
                  <svg:desc>Sheet1.I3:Sheet1.I3</svg:desc>
                </draw:g>
              </table:table-cell>
              <table:table-cell office:value-type="string">
                <text:p>0.75</text:p>
                <draw:g>
                  <svg:desc>Sheet1.J3:Sheet1.J3</svg:desc>
                </draw:g>
              </table:table-cell>
              <table:table-cell office:value-type="string">
                <text:p>1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G3:Sheet1.G8</svg:desc>
                </draw:g>
              </table:table-cell>
              <table:table-cell office:value-type="float" office:value="0.25">
                <text:p>0.25</text:p>
                <draw:g>
                  <svg:desc>Sheet1.H3:Sheet1.H8</svg:desc>
                </draw:g>
              </table:table-cell>
              <table:table-cell office:value-type="float" office:value="0.5">
                <text:p>0.5</text:p>
                <draw:g>
                  <svg:desc>Sheet1.I3:Sheet1.I8</svg:desc>
                </draw:g>
              </table:table-cell>
              <table:table-cell office:value-type="float" office:value="0.75">
                <text:p>0.75</text:p>
                <draw:g>
                  <svg:desc>Sheet1.J3:Sheet1.J8</svg:desc>
                </draw:g>
              </table:table-cell>
              <table:table-cell office:value-type="float" office:value="1">
                <text:p>1</text:p>
                <draw:g>
                  <svg:desc>Sheet1.K3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565.2">
                <text:p>4565.2</text:p>
              </table:table-cell>
              <table:table-cell office:value-type="float" office:value="14198.3">
                <text:p>14198.3</text:p>
              </table:table-cell>
              <table:table-cell office:value-type="float" office:value="25529.2">
                <text:p>25529.2</text:p>
              </table:table-cell>
              <table:table-cell office:value-type="float" office:value="32219.9">
                <text:p>32219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7859.4">
                <text:p>87859.4</text:p>
              </table:table-cell>
              <table:table-cell office:value-type="float" office:value="328322">
                <text:p>328322</text:p>
              </table:table-cell>
              <table:table-cell office:value-type="float" office:value="617719">
                <text:p>617719</text:p>
              </table:table-cell>
              <table:table-cell office:value-type="float" office:value="675654">
                <text:p>675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565339">
                <text:p>565339</text:p>
              </table:table-cell>
              <table:table-cell office:value-type="float" office:value="1696130">
                <text:p>1696130</text:p>
              </table:table-cell>
              <table:table-cell office:value-type="float" office:value="2362380">
                <text:p>2362380</text:p>
              </table:table-cell>
              <table:table-cell office:value-type="float" office:value="2939720">
                <text:p>29397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528330">
                <text:p>1528330</text:p>
              </table:table-cell>
              <table:table-cell office:value-type="float" office:value="4639590">
                <text:p>4639590</text:p>
              </table:table-cell>
              <table:table-cell office:value-type="float" office:value="7264690">
                <text:p>7264690</text:p>
              </table:table-cell>
              <table:table-cell office:value-type="float" office:value="9622900">
                <text:p>96229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733480">
                <text:p>3733480</text:p>
              </table:table-cell>
              <table:table-cell office:value-type="float" office:value="7927100">
                <text:p>7927100</text:p>
              </table:table-cell>
              <table:table-cell office:value-type="float" office:value="13720300">
                <text:p>13720300</text:p>
              </table:table-cell>
              <table:table-cell office:value-type="float" office:value="15649900">
                <text:p>15649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27cm" svg:y="0.316cm" chart:style-name="ch2">
          <text:p>Algorytm Kruskala - macierz incydencji</text:p>
        </chart:title>
        <chart:legend chart:legend-position="end" svg:x="13.995cm" svg:y="3.454cm" style:legend-expansion="high" chart:style-name="ch3"/>
        <chart:plot-area chart:style-name="ch4" table:cell-range-address="Sheet1.M3:Sheet1.Q8" chart:data-source-has-labels="row" svg:x="1.331cm" svg:y="1.275cm" svg:width="12.344cm" svg:height="6.564cm">
          <chartooo:coordinate-region svg:x="2.878cm" svg:y="1.474cm" svg:width="10.331cm" svg:height="5.718cm"/>
          <chart:axis chart:dimension="x" chart:name="primary-x" chart:style-name="ch5">
            <chart:title svg:x="6.004cm" svg:y="8.019cm" chart:style-name="ch6">
              <text:p>liczba wierzchołków</text:p>
            </chart:title>
          </chart:axis>
          <chart:axis chart:dimension="y" chart:name="primary-y" chart:style-name="ch5">
            <chart:title svg:x="0.451cm" svg:y="5.236cm" chart:style-name="ch7">
              <text:p>czas [us]</text:p>
            </chart:title>
            <chart:grid chart:style-name="ch8" chart:class="major"/>
          </chart:axis>
          <chart:series chart:style-name="ch9" chart:values-cell-range-address="Sheet1.N3:Sheet1.N8" chart:label-cell-address="Sheet1.N3:Sheet1.N3" chart:class="chart:scatter">
            <chart:domain table:cell-range-address="Sheet1.M3:Sheet1.M8"/>
            <chart:data-point chart:repeated="6"/>
          </chart:series>
          <chart:series chart:style-name="ch10" chart:values-cell-range-address="Sheet1.O3:Sheet1.O8" chart:label-cell-address="Sheet1.O3:Sheet1.O3" chart:class="chart:scatter">
            <chart:data-point chart:repeated="6"/>
          </chart:series>
          <chart:series chart:style-name="ch11" chart:values-cell-range-address="Sheet1.P3:Sheet1.P8" chart:label-cell-address="Sheet1.P3:Sheet1.P3" chart:class="chart:scatter">
            <chart:data-point chart:repeated="6"/>
          </chart:series>
          <chart:series chart:style-name="ch12" chart:values-cell-range-address="Sheet1.Q3:Sheet1.Q8" chart:label-cell-address="Sheet1.Q3:Sheet1.Q3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0.25</text:p>
                <draw:g>
                  <svg:desc>Sheet1.N3:Sheet1.N3</svg:desc>
                </draw:g>
              </table:table-cell>
              <table:table-cell office:value-type="string">
                <text:p>0.5</text:p>
                <draw:g>
                  <svg:desc>Sheet1.O3:Sheet1.O3</svg:desc>
                </draw:g>
              </table:table-cell>
              <table:table-cell office:value-type="string">
                <text:p>0.75</text:p>
                <draw:g>
                  <svg:desc>Sheet1.P3:Sheet1.P3</svg:desc>
                </draw:g>
              </table:table-cell>
              <table:table-cell office:value-type="string">
                <text:p>1</text:p>
                <draw:g>
                  <svg:desc>Sheet1.Q3:Sheet1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3:Sheet1.M8</svg:desc>
                </draw:g>
              </table:table-cell>
              <table:table-cell office:value-type="float" office:value="0.25">
                <text:p>0.25</text:p>
                <draw:g>
                  <svg:desc>Sheet1.N3:Sheet1.N8</svg:desc>
                </draw:g>
              </table:table-cell>
              <table:table-cell office:value-type="float" office:value="0.5">
                <text:p>0.5</text:p>
                <draw:g>
                  <svg:desc>Sheet1.O3:Sheet1.O8</svg:desc>
                </draw:g>
              </table:table-cell>
              <table:table-cell office:value-type="float" office:value="0.75">
                <text:p>0.75</text:p>
                <draw:g>
                  <svg:desc>Sheet1.P3:Sheet1.P8</svg:desc>
                </draw:g>
              </table:table-cell>
              <table:table-cell office:value-type="float" office:value="1">
                <text:p>1</text:p>
                <draw:g>
                  <svg:desc>Sheet1.Q3:Sheet1.Q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644">
                <text:p>4644</text:p>
              </table:table-cell>
              <table:table-cell office:value-type="float" office:value="15416.8">
                <text:p>15416.8</text:p>
              </table:table-cell>
              <table:table-cell office:value-type="float" office:value="27019.4">
                <text:p>27019.4</text:p>
              </table:table-cell>
              <table:table-cell office:value-type="float" office:value="32967">
                <text:p>32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1866">
                <text:p>91866</text:p>
              </table:table-cell>
              <table:table-cell office:value-type="float" office:value="323097">
                <text:p>323097</text:p>
              </table:table-cell>
              <table:table-cell office:value-type="float" office:value="658338">
                <text:p>658338</text:p>
              </table:table-cell>
              <table:table-cell office:value-type="float" office:value="723943">
                <text:p>723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611020">
                <text:p>611020</text:p>
              </table:table-cell>
              <table:table-cell office:value-type="float" office:value="1753970">
                <text:p>1753970</text:p>
              </table:table-cell>
              <table:table-cell office:value-type="float" office:value="2451020">
                <text:p>2451020</text:p>
              </table:table-cell>
              <table:table-cell office:value-type="float" office:value="2892360">
                <text:p>2892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617660">
                <text:p>1617660</text:p>
              </table:table-cell>
              <table:table-cell office:value-type="float" office:value="4913760">
                <text:p>4913760</text:p>
              </table:table-cell>
              <table:table-cell office:value-type="float" office:value="7556850">
                <text:p>7556850</text:p>
              </table:table-cell>
              <table:table-cell office:value-type="float" office:value="9982490">
                <text:p>9982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949320">
                <text:p>3949320</text:p>
              </table:table-cell>
              <table:table-cell office:value-type="float" office:value="8132030">
                <text:p>8132030</text:p>
              </table:table-cell>
              <table:table-cell office:value-type="float" office:value="14187800">
                <text:p>14187800</text:p>
              </table:table-cell>
              <table:table-cell office:value-type="float" office:value="15877500">
                <text:p>15877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18cm" svg:y="0.316cm" chart:style-name="ch2">
          <text:p>Algorytm Prima - macierz incydencji</text:p>
        </chart:title>
        <chart:legend chart:legend-position="end" svg:x="13.995cm" svg:y="3.454cm" style:legend-expansion="high" chart:style-name="ch3"/>
        <chart:plot-area chart:style-name="ch4" table:cell-range-address="Sheet1.S3:Sheet1.W8" chart:data-source-has-labels="row" svg:x="1.331cm" svg:y="1.275cm" svg:width="12.344cm" svg:height="6.564cm">
          <chartooo:coordinate-region svg:x="2.878cm" svg:y="1.474cm" svg:width="10.331cm" svg:height="5.718cm"/>
          <chart:axis chart:dimension="x" chart:name="primary-x" chart:style-name="ch5">
            <chart:title svg:x="6.004cm" svg:y="8.019cm" chart:style-name="ch6">
              <text:p>liczba wierzchołków</text:p>
            </chart:title>
          </chart:axis>
          <chart:axis chart:dimension="y" chart:name="primary-y" chart:style-name="ch5">
            <chart:title svg:x="0.451cm" svg:y="5.236cm" chart:style-name="ch7">
              <text:p>czas [ns]</text:p>
            </chart:title>
            <chart:grid chart:style-name="ch8" chart:class="major"/>
          </chart:axis>
          <chart:series chart:style-name="ch9" chart:values-cell-range-address="Sheet1.T3:Sheet1.T8" chart:label-cell-address="Sheet1.T3:Sheet1.T3" chart:class="chart:scatter">
            <chart:domain table:cell-range-address="Sheet1.S3:Sheet1.S8"/>
            <chart:data-point chart:repeated="6"/>
          </chart:series>
          <chart:series chart:style-name="ch10" chart:values-cell-range-address="Sheet1.U3:Sheet1.U8" chart:label-cell-address="Sheet1.U3:Sheet1.U3" chart:class="chart:scatter">
            <chart:data-point chart:repeated="6"/>
          </chart:series>
          <chart:series chart:style-name="ch11" chart:values-cell-range-address="Sheet1.V3:Sheet1.V8" chart:label-cell-address="Sheet1.V3:Sheet1.V3" chart:class="chart:scatter">
            <chart:data-point chart:repeated="6"/>
          </chart:series>
          <chart:series chart:style-name="ch12" chart:values-cell-range-address="Sheet1.W3:Sheet1.W8" chart:label-cell-address="Sheet1.W3:Sheet1.W3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0.25</text:p>
                <draw:g>
                  <svg:desc>Sheet1.T3:Sheet1.T3</svg:desc>
                </draw:g>
              </table:table-cell>
              <table:table-cell office:value-type="string">
                <text:p>0.5</text:p>
                <draw:g>
                  <svg:desc>Sheet1.U3:Sheet1.U3</svg:desc>
                </draw:g>
              </table:table-cell>
              <table:table-cell office:value-type="string">
                <text:p>0.75</text:p>
                <draw:g>
                  <svg:desc>Sheet1.V3:Sheet1.V3</svg:desc>
                </draw:g>
              </table:table-cell>
              <table:table-cell office:value-type="string">
                <text:p>1</text:p>
                <draw:g>
                  <svg:desc>Sheet1.W3:Sheet1.W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S3:Sheet1.S8</svg:desc>
                </draw:g>
              </table:table-cell>
              <table:table-cell office:value-type="float" office:value="0.25">
                <text:p>0.25</text:p>
                <draw:g>
                  <svg:desc>Sheet1.T3:Sheet1.T8</svg:desc>
                </draw:g>
              </table:table-cell>
              <table:table-cell office:value-type="float" office:value="0.5">
                <text:p>0.5</text:p>
                <draw:g>
                  <svg:desc>Sheet1.U3:Sheet1.U8</svg:desc>
                </draw:g>
              </table:table-cell>
              <table:table-cell office:value-type="float" office:value="0.75">
                <text:p>0.75</text:p>
                <draw:g>
                  <svg:desc>Sheet1.V3:Sheet1.V8</svg:desc>
                </draw:g>
              </table:table-cell>
              <table:table-cell office:value-type="float" office:value="1">
                <text:p>1</text:p>
                <draw:g>
                  <svg:desc>Sheet1.W3:Sheet1.W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381.4">
                <text:p>4381.4</text:p>
              </table:table-cell>
              <table:table-cell office:value-type="float" office:value="15213.3">
                <text:p>15213.3</text:p>
              </table:table-cell>
              <table:table-cell office:value-type="float" office:value="26397.5">
                <text:p>26397.5</text:p>
              </table:table-cell>
              <table:table-cell office:value-type="float" office:value="33037.7">
                <text:p>3303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0108.1">
                <text:p>90108.1</text:p>
              </table:table-cell>
              <table:table-cell office:value-type="float" office:value="333725">
                <text:p>333725</text:p>
              </table:table-cell>
              <table:table-cell office:value-type="float" office:value="672840">
                <text:p>672840</text:p>
              </table:table-cell>
              <table:table-cell office:value-type="float" office:value="747975">
                <text:p>747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607973">
                <text:p>607973</text:p>
              </table:table-cell>
              <table:table-cell office:value-type="float" office:value="1731790">
                <text:p>1731790</text:p>
              </table:table-cell>
              <table:table-cell office:value-type="float" office:value="2523640">
                <text:p>2523640</text:p>
              </table:table-cell>
              <table:table-cell office:value-type="float" office:value="2891450">
                <text:p>28914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585600">
                <text:p>1585600</text:p>
              </table:table-cell>
              <table:table-cell office:value-type="float" office:value="4863460">
                <text:p>4863460</text:p>
              </table:table-cell>
              <table:table-cell office:value-type="float" office:value="7595420">
                <text:p>7595420</text:p>
              </table:table-cell>
              <table:table-cell office:value-type="float" office:value="9919720">
                <text:p>99197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943070">
                <text:p>3943070</text:p>
              </table:table-cell>
              <table:table-cell office:value-type="float" office:value="8135320">
                <text:p>8135320</text:p>
              </table:table-cell>
              <table:table-cell office:value-type="float" office:value="13663200">
                <text:p>13663200</text:p>
              </table:table-cell>
              <table:table-cell office:value-type="float" office:value="15632200">
                <text:p>156322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438cm" svg:height="9.246cm" xlink:href=".." xlink:type="simple" chart:class="chart:scatter" chart:style-name="ch1">
        <chart:title svg:x="5.874cm" svg:y="0.32cm" chart:style-name="ch2">
          <text:p>MST - lista sąsiedztwa</text:p>
        </chart:title>
        <chart:legend chart:legend-position="end" svg:x="11.938cm" svg:y="2.432cm" style:legend-expansion="custom" chartooo:width="4.346cm" chartooo:height="4.196cm" style:legend-expansion-aspect-ratio="1.03574833174452" chart:style-name="ch3"/>
        <chart:plot-area chart:style-name="ch4" table:cell-range-address="Sheet1.N4:Sheet1.Q8 Sheet1.A2:Sheet1.A2 Sheet1.A4:Sheet1.E8 Sheet1.J34:Sheet1.M34 Sheet1.O34:Sheet1.R34" chart:data-source-has-labels="both" svg:x="0.547cm" svg:y="1.283cm" svg:width="10.195cm" svg:height="6.795cm">
          <chartooo:coordinate-region svg:x="2.465cm" svg:y="1.482cm" svg:width="7.997cm" svg:height="5.949cm"/>
          <chart:axis chart:dimension="x" chart:name="primary-x" chart:style-name="ch5" chartooo:axis-type="auto">
            <chart:title svg:x="4.145cm" svg:y="8.262cm" chart:style-name="ch6">
              <text:p>liczba wierzchołków</text:p>
            </chart:title>
            <chart:categories table:cell-range-address="Sheet1.P4:Sheet1.P8"/>
          </chart:axis>
          <chart:axis chart:dimension="y" chart:name="primary-y" chart:style-name="ch7">
            <chart:title svg:x="0cm" svg:y="5.359cm" chart:style-name="ch8">
              <text:p>czas [us]</text:p>
            </chart:title>
            <chart:grid chart:style-name="ch9" chart:class="major"/>
          </chart:axis>
          <chart:series chart:style-name="ch10" chart:values-cell-range-address="Sheet1.B4:Sheet1.B8" chart:label-cell-address="Sheet1.J34:Sheet1.J34" chart:class="chart:scatter">
            <chart:domain table:cell-range-address="Sheet1.A4:Sheet1.A8"/>
            <chart:data-point chart:repeated="5"/>
          </chart:series>
          <chart:series chart:style-name="ch11" chart:values-cell-range-address="Sheet1.C4:Sheet1.C8" chart:label-cell-address="Sheet1.K34:Sheet1.K34" chart:class="chart:scatter">
            <chart:data-point chart:repeated="5"/>
          </chart:series>
          <chart:series chart:style-name="ch12" chart:values-cell-range-address="Sheet1.D4:Sheet1.D8" chart:label-cell-address="Sheet1.L34:Sheet1.L34" chart:class="chart:scatter">
            <chart:data-point chart:repeated="5"/>
          </chart:series>
          <chart:series chart:style-name="ch13" chart:values-cell-range-address="Sheet1.E4:Sheet1.E8" chart:label-cell-address="Sheet1.M34:Sheet1.M34" chart:class="chart:scatter">
            <chart:data-point chart:repeated="5"/>
          </chart:series>
          <chart:series chart:style-name="ch14" chart:values-cell-range-address="Sheet1.N4:Sheet1.N8" chart:label-cell-address="Sheet1.O34:Sheet1.O34" chart:class="chart:scatter">
            <chart:domain table:cell-range-address="Sheet1.M4:Sheet1.M8"/>
            <chart:data-point chart:repeated="5"/>
          </chart:series>
          <chart:series chart:style-name="ch15" chart:values-cell-range-address="Sheet1.O4:Sheet1.O8" chart:label-cell-address="Sheet1.P34:Sheet1.P34" chart:class="chart:scatter">
            <chart:domain table:cell-range-address="Sheet1.M4:Sheet1.M8"/>
            <chart:data-point chart:repeated="5"/>
          </chart:series>
          <chart:series chart:style-name="ch16" chart:values-cell-range-address="Sheet1.P4:Sheet1.P8" chart:label-cell-address="Sheet1.Q34:Sheet1.Q34" chart:class="chart:scatter">
            <chart:domain table:cell-range-address="Sheet1.M4:Sheet1.M8"/>
            <chart:data-point chart:repeated="5"/>
          </chart:series>
          <chart:series chart:style-name="ch17" chart:values-cell-range-address="Sheet1.Q4:Sheet1.Q8" chart:label-cell-address="Sheet1.R34:Sheet1.R34" chart:class="chart:scatter">
            <chart:domain table:cell-range-address="Sheet1.M4:Sheet1.M8"/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25 – Prim</text:p>
                <draw:g>
                  <svg:desc>Sheet1.J34:Sheet1.J34</svg:desc>
                </draw:g>
              </table:table-cell>
              <table:table-cell office:value-type="string">
                <text:p>0.5 – Prim</text:p>
                <draw:g>
                  <svg:desc>Sheet1.K34:Sheet1.K34</svg:desc>
                </draw:g>
              </table:table-cell>
              <table:table-cell office:value-type="string">
                <text:p>0.75 – Prim</text:p>
                <draw:g>
                  <svg:desc>Sheet1.L34:Sheet1.L34</svg:desc>
                </draw:g>
              </table:table-cell>
              <table:table-cell office:value-type="string">
                <text:p>1 – Prim</text:p>
                <draw:g>
                  <svg:desc>Sheet1.M34:Sheet1.M34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0.25 – Kruskal</text:p>
                <draw:g>
                  <svg:desc>Sheet1.O34:Sheet1.O34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0.5 – Kruskal</text:p>
                <draw:g>
                  <svg:desc>Sheet1.P34:Sheet1.P34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0.75 – Kruskal</text:p>
                <draw:g>
                  <svg:desc>Sheet1.Q34:Sheet1.Q34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1 – Kruskal</text:p>
                <draw:g>
                  <svg:desc>Sheet1.R34:Sheet1.R34</svg:desc>
                </draw:g>
              </table:table-cell>
            </table:table-row>
          </table:table-header-rows>
          <table:table-rows>
            <table:table-row>
              <table:table-cell office:value-type="float" office:value="27019.4">
                <text:p>27019.4</text:p>
                <draw:g>
                  <svg:desc>Sheet1.P4:Sheet1.P8</svg:desc>
                </draw:g>
              </table:table-cell>
              <table:table-cell office:value-type="float" office:value="50">
                <text:p>50</text:p>
                <draw:g>
                  <svg:desc>Sheet1.A4:Sheet1.A8</svg:desc>
                </draw:g>
              </table:table-cell>
              <table:table-cell office:value-type="float" office:value="98.8">
                <text:p>98.8</text:p>
                <draw:g>
                  <svg:desc>Sheet1.B4:Sheet1.B8</svg:desc>
                </draw:g>
              </table:table-cell>
              <table:table-cell office:value-type="float" office:value="190.5">
                <text:p>190.5</text:p>
                <draw:g>
                  <svg:desc>Sheet1.C4:Sheet1.C8</svg:desc>
                </draw:g>
              </table:table-cell>
              <table:table-cell office:value-type="float" office:value="179.4">
                <text:p>179.4</text:p>
                <draw:g>
                  <svg:desc>Sheet1.D4:Sheet1.D8</svg:desc>
                </draw:g>
              </table:table-cell>
              <table:table-cell office:value-type="float" office:value="214.7">
                <text:p>214.7</text:p>
                <draw:g>
                  <svg:desc>Sheet1.E4:Sheet1.E8</svg:desc>
                </draw:g>
              </table:table-cell>
              <table:table-cell office:value-type="float" office:value="50">
                <text:p>50</text:p>
                <draw:g>
                  <svg:desc>Sheet1.M4:Sheet1.M8</svg:desc>
                </draw:g>
              </table:table-cell>
              <table:table-cell office:value-type="float" office:value="4644">
                <text:p>4644</text:p>
                <draw:g>
                  <svg:desc>Sheet1.N4:Sheet1.N8</svg:desc>
                </draw:g>
              </table:table-cell>
              <table:table-cell office:value-type="float" office:value="50">
                <text:p>50</text:p>
                <draw:g>
                  <svg:desc>Sheet1.M4:Sheet1.M8</svg:desc>
                </draw:g>
              </table:table-cell>
              <table:table-cell office:value-type="float" office:value="15416.8">
                <text:p>15416.8</text:p>
                <draw:g>
                  <svg:desc>Sheet1.O4:Sheet1.O8</svg:desc>
                </draw:g>
              </table:table-cell>
              <table:table-cell office:value-type="float" office:value="50">
                <text:p>50</text:p>
                <draw:g>
                  <svg:desc>Sheet1.M4:Sheet1.M8</svg:desc>
                </draw:g>
              </table:table-cell>
              <table:table-cell office:value-type="float" office:value="27019.4">
                <text:p>27019.4</text:p>
                <draw:g>
                  <svg:desc>Sheet1.P4:Sheet1.P8</svg:desc>
                </draw:g>
              </table:table-cell>
              <table:table-cell office:value-type="float" office:value="50">
                <text:p>50</text:p>
                <draw:g>
                  <svg:desc>Sheet1.M4:Sheet1.M8</svg:desc>
                </draw:g>
              </table:table-cell>
              <table:table-cell office:value-type="float" office:value="32967">
                <text:p>32967</text:p>
                <draw:g>
                  <svg:desc>Sheet1.Q4:Sheet1.Q8</svg:desc>
                </draw:g>
              </table:table-cell>
            </table:table-row>
            <table:table-row>
              <table:table-cell office:value-type="float" office:value="658338">
                <text:p>658338</text:p>
              </table:table-cell>
              <table:table-cell office:value-type="float" office:value="100">
                <text:p>100</text:p>
              </table:table-cell>
              <table:table-cell office:value-type="float" office:value="653">
                <text:p>653</text:p>
              </table:table-cell>
              <table:table-cell office:value-type="float" office:value="988.2">
                <text:p>988.2</text:p>
              </table:table-cell>
              <table:table-cell office:value-type="float" office:value="1284.3">
                <text:p>1284.3</text:p>
              </table:table-cell>
              <table:table-cell office:value-type="float" office:value="1542.2">
                <text:p>1542.2</text:p>
              </table:table-cell>
              <table:table-cell office:value-type="float" office:value="100">
                <text:p>100</text:p>
              </table:table-cell>
              <table:table-cell office:value-type="float" office:value="91866">
                <text:p>91866</text:p>
              </table:table-cell>
              <table:table-cell office:value-type="float" office:value="100">
                <text:p>100</text:p>
              </table:table-cell>
              <table:table-cell office:value-type="float" office:value="323097">
                <text:p>323097</text:p>
              </table:table-cell>
              <table:table-cell office:value-type="float" office:value="100">
                <text:p>100</text:p>
              </table:table-cell>
              <table:table-cell office:value-type="float" office:value="658338">
                <text:p>658338</text:p>
              </table:table-cell>
              <table:table-cell office:value-type="float" office:value="100">
                <text:p>100</text:p>
              </table:table-cell>
              <table:table-cell office:value-type="float" office:value="723943">
                <text:p>723943</text:p>
              </table:table-cell>
            </table:table-row>
            <table:table-row>
              <table:table-cell office:value-type="float" office:value="2451020">
                <text:p>2451020</text:p>
              </table:table-cell>
              <table:table-cell office:value-type="float" office:value="150">
                <text:p>150</text:p>
              </table:table-cell>
              <table:table-cell office:value-type="float" office:value="2080.3">
                <text:p>2080.3</text:p>
              </table:table-cell>
              <table:table-cell office:value-type="float" office:value="2528">
                <text:p>2528</text:p>
              </table:table-cell>
              <table:table-cell office:value-type="float" office:value="2435.1">
                <text:p>2435.1</text:p>
              </table:table-cell>
              <table:table-cell office:value-type="float" office:value="2860.5">
                <text:p>2860.5</text:p>
              </table:table-cell>
              <table:table-cell office:value-type="float" office:value="150">
                <text:p>150</text:p>
              </table:table-cell>
              <table:table-cell office:value-type="float" office:value="611020">
                <text:p>611020</text:p>
              </table:table-cell>
              <table:table-cell office:value-type="float" office:value="150">
                <text:p>150</text:p>
              </table:table-cell>
              <table:table-cell office:value-type="float" office:value="1753970">
                <text:p>1753970</text:p>
              </table:table-cell>
              <table:table-cell office:value-type="float" office:value="150">
                <text:p>150</text:p>
              </table:table-cell>
              <table:table-cell office:value-type="float" office:value="2451020">
                <text:p>2451020</text:p>
              </table:table-cell>
              <table:table-cell office:value-type="float" office:value="150">
                <text:p>150</text:p>
              </table:table-cell>
              <table:table-cell office:value-type="float" office:value="2892360">
                <text:p>2892360</text:p>
              </table:table-cell>
            </table:table-row>
            <table:table-row>
              <table:table-cell office:value-type="float" office:value="7556850">
                <text:p>7556850</text:p>
              </table:table-cell>
              <table:table-cell office:value-type="float" office:value="200">
                <text:p>200</text:p>
              </table:table-cell>
              <table:table-cell office:value-type="float" office:value="3154.5">
                <text:p>3154.5</text:p>
              </table:table-cell>
              <table:table-cell office:value-type="float" office:value="3574.2">
                <text:p>3574.2</text:p>
              </table:table-cell>
              <table:table-cell office:value-type="float" office:value="4469.9">
                <text:p>4469.9</text:p>
              </table:table-cell>
              <table:table-cell office:value-type="float" office:value="7028.4">
                <text:p>7028.4</text:p>
              </table:table-cell>
              <table:table-cell office:value-type="float" office:value="200">
                <text:p>200</text:p>
              </table:table-cell>
              <table:table-cell office:value-type="float" office:value="1617660">
                <text:p>1617660</text:p>
              </table:table-cell>
              <table:table-cell office:value-type="float" office:value="200">
                <text:p>200</text:p>
              </table:table-cell>
              <table:table-cell office:value-type="float" office:value="4913760">
                <text:p>4913760</text:p>
              </table:table-cell>
              <table:table-cell office:value-type="float" office:value="200">
                <text:p>200</text:p>
              </table:table-cell>
              <table:table-cell office:value-type="float" office:value="7556850">
                <text:p>7556850</text:p>
              </table:table-cell>
              <table:table-cell office:value-type="float" office:value="200">
                <text:p>200</text:p>
              </table:table-cell>
              <table:table-cell office:value-type="float" office:value="9982490">
                <text:p>9982490</text:p>
              </table:table-cell>
            </table:table-row>
            <table:table-row>
              <table:table-cell office:value-type="float" office:value="14187800">
                <text:p>14187800</text:p>
              </table:table-cell>
              <table:table-cell office:value-type="float" office:value="250">
                <text:p>250</text:p>
              </table:table-cell>
              <table:table-cell office:value-type="float" office:value="3558.9">
                <text:p>3558.9</text:p>
              </table:table-cell>
              <table:table-cell office:value-type="float" office:value="4014.8">
                <text:p>4014.8</text:p>
              </table:table-cell>
              <table:table-cell office:value-type="float" office:value="4771.8">
                <text:p>4771.8</text:p>
              </table:table-cell>
              <table:table-cell office:value-type="float" office:value="6659">
                <text:p>6659</text:p>
              </table:table-cell>
              <table:table-cell office:value-type="float" office:value="250">
                <text:p>250</text:p>
              </table:table-cell>
              <table:table-cell office:value-type="float" office:value="3949320">
                <text:p>3949320</text:p>
              </table:table-cell>
              <table:table-cell office:value-type="float" office:value="250">
                <text:p>250</text:p>
              </table:table-cell>
              <table:table-cell office:value-type="float" office:value="8132030">
                <text:p>8132030</text:p>
              </table:table-cell>
              <table:table-cell office:value-type="float" office:value="250">
                <text:p>250</text:p>
              </table:table-cell>
              <table:table-cell office:value-type="float" office:value="14187800">
                <text:p>14187800</text:p>
              </table:table-cell>
              <table:table-cell office:value-type="float" office:value="250">
                <text:p>250</text:p>
              </table:table-cell>
              <table:table-cell office:value-type="float" office:value="15877500">
                <text:p>158775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9cm" svg:y="0.316cm" chart:style-name="ch2">
          <text:p>MST - macierz incydencji</text:p>
        </chart:title>
        <chart:legend chart:legend-position="end" svg:x="11.62cm" svg:y="2.368cm" style:legend-expansion="custom" chartooo:width="4.23cm" chartooo:height="4.084cm" style:legend-expansion-aspect-ratio="1.03574926542605" chart:style-name="ch3"/>
        <chart:plot-area chart:style-name="ch4" table:cell-range-address="Sheet1.N4:Sheet1.Q8 Sheet1.M4:Sheet1.N8 Sheet1.J34:Sheet1.M34 Sheet1.O34:Sheet1.R34" chart:data-source-has-labels="both" svg:x="1.331cm" svg:y="1.275cm" svg:width="10.782cm" svg:height="6.564cm">
          <chartooo:coordinate-region svg:x="2.693cm" svg:y="1.474cm" svg:width="8.584cm" svg:height="5.718cm"/>
          <chart:axis chart:dimension="x" chart:name="primary-x" chart:style-name="ch5" chartooo:axis-type="auto">
            <chart:title svg:x="5.223cm" svg:y="8.019cm" chart:style-name="ch6">
              <text:p>liczba wierzchołków</text:p>
            </chart:title>
            <chart:categories table:cell-range-address="Sheet1.P4:Sheet1.P8"/>
          </chart:axis>
          <chart:axis chart:dimension="y" chart:name="primary-y" chart:style-name="ch7">
            <chart:title svg:x="0.451cm" svg:y="5.236cm" chart:style-name="ch8">
              <text:p>czas [us]</text:p>
            </chart:title>
            <chart:grid chart:style-name="ch9" chart:class="major"/>
          </chart:axis>
          <chart:series chart:style-name="ch10" chart:values-cell-range-address="Sheet1.N4:Sheet1.N8" chart:label-cell-address="Sheet1.J34:Sheet1.J34" chart:class="chart:scatter">
            <chart:domain table:cell-range-address="Sheet1.M4:Sheet1.M8"/>
            <chart:data-point chart:repeated="5"/>
          </chart:series>
          <chart:series chart:style-name="ch11" chart:values-cell-range-address="Sheet1.O4:Sheet1.O8" chart:label-cell-address="Sheet1.K34:Sheet1.K34" chart:class="chart:scatter">
            <chart:data-point chart:repeated="5"/>
          </chart:series>
          <chart:series chart:style-name="ch12" chart:values-cell-range-address="Sheet1.P4:Sheet1.P8" chart:label-cell-address="Sheet1.L34:Sheet1.L34" chart:class="chart:scatter">
            <chart:data-point chart:repeated="5"/>
          </chart:series>
          <chart:series chart:style-name="ch13" chart:values-cell-range-address="Sheet1.Q4:Sheet1.Q8" chart:label-cell-address="Sheet1.M34:Sheet1.M34" chart:class="chart:scatter">
            <chart:data-point chart:repeated="5"/>
          </chart:series>
          <chart:series chart:style-name="ch14" chart:values-cell-range-address="Sheet1.N4:Sheet1.N8" chart:label-cell-address="Sheet1.O34:Sheet1.O34" chart:class="chart:scatter">
            <chart:data-point chart:repeated="5"/>
          </chart:series>
          <chart:series chart:style-name="ch15" chart:values-cell-range-address="Sheet1.O4:Sheet1.O8" chart:label-cell-address="Sheet1.P34:Sheet1.P34" chart:class="chart:scatter">
            <chart:data-point chart:repeated="5"/>
          </chart:series>
          <chart:series chart:style-name="ch16" chart:values-cell-range-address="Sheet1.P4:Sheet1.P8" chart:label-cell-address="Sheet1.Q34:Sheet1.Q34" chart:class="chart:scatter">
            <chart:data-point chart:repeated="5"/>
          </chart:series>
          <chart:series chart:style-name="ch17" chart:values-cell-range-address="Sheet1.Q4:Sheet1.Q8" chart:label-cell-address="Sheet1.R34:Sheet1.R34" chart:class="chart:scatte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0.25 – Prim</text:p>
                <draw:g>
                  <svg:desc>Sheet1.J34:Sheet1.J34</svg:desc>
                </draw:g>
              </table:table-cell>
              <table:table-cell office:value-type="string">
                <text:p>0.5 – Prim</text:p>
                <draw:g>
                  <svg:desc>Sheet1.K34:Sheet1.K34</svg:desc>
                </draw:g>
              </table:table-cell>
              <table:table-cell office:value-type="string">
                <text:p>0.75 – Prim</text:p>
                <draw:g>
                  <svg:desc>Sheet1.L34:Sheet1.L34</svg:desc>
                </draw:g>
              </table:table-cell>
              <table:table-cell office:value-type="string">
                <text:p>1 – Prim</text:p>
                <draw:g>
                  <svg:desc>Sheet1.M34:Sheet1.M34</svg:desc>
                </draw:g>
              </table:table-cell>
              <table:table-cell office:value-type="string">
                <text:p>0.25 – Kruskal</text:p>
                <draw:g>
                  <svg:desc>Sheet1.O34:Sheet1.O34</svg:desc>
                </draw:g>
              </table:table-cell>
              <table:table-cell office:value-type="string">
                <text:p>0.5 – Kruskal</text:p>
                <draw:g>
                  <svg:desc>Sheet1.P34:Sheet1.P34</svg:desc>
                </draw:g>
              </table:table-cell>
              <table:table-cell office:value-type="string">
                <text:p>0.75 – Kruskal</text:p>
                <draw:g>
                  <svg:desc>Sheet1.Q34:Sheet1.Q34</svg:desc>
                </draw:g>
              </table:table-cell>
              <table:table-cell office:value-type="string">
                <text:p>1 – Kruskal</text:p>
                <draw:g>
                  <svg:desc>Sheet1.R34:Sheet1.R34</svg:desc>
                </draw:g>
              </table:table-cell>
            </table:table-row>
          </table:table-header-rows>
          <table:table-rows>
            <table:table-row>
              <table:table-cell office:value-type="float" office:value="27019.4">
                <text:p>27019.4</text:p>
                <draw:g>
                  <svg:desc>Sheet1.P4:Sheet1.P8</svg:desc>
                </draw:g>
              </table:table-cell>
              <table:table-cell office:value-type="float" office:value="50">
                <text:p>50</text:p>
                <draw:g>
                  <svg:desc>Sheet1.M4:Sheet1.M8</svg:desc>
                </draw:g>
              </table:table-cell>
              <table:table-cell office:value-type="float" office:value="4644">
                <text:p>4644</text:p>
                <draw:g>
                  <svg:desc>Sheet1.N4:Sheet1.N8</svg:desc>
                </draw:g>
              </table:table-cell>
              <table:table-cell office:value-type="float" office:value="15416.8">
                <text:p>15416.8</text:p>
                <draw:g>
                  <svg:desc>Sheet1.O4:Sheet1.O8</svg:desc>
                </draw:g>
              </table:table-cell>
              <table:table-cell office:value-type="float" office:value="27019.4">
                <text:p>27019.4</text:p>
                <draw:g>
                  <svg:desc>Sheet1.P4:Sheet1.P8</svg:desc>
                </draw:g>
              </table:table-cell>
              <table:table-cell office:value-type="float" office:value="32967">
                <text:p>32967</text:p>
                <draw:g>
                  <svg:desc>Sheet1.Q4:Sheet1.Q8</svg:desc>
                </draw:g>
              </table:table-cell>
              <table:table-cell office:value-type="float" office:value="4644">
                <text:p>4644</text:p>
                <draw:g>
                  <svg:desc>Sheet1.N4:Sheet1.N8</svg:desc>
                </draw:g>
              </table:table-cell>
              <table:table-cell office:value-type="float" office:value="15416.8">
                <text:p>15416.8</text:p>
                <draw:g>
                  <svg:desc>Sheet1.O4:Sheet1.O8</svg:desc>
                </draw:g>
              </table:table-cell>
              <table:table-cell office:value-type="float" office:value="27019.4">
                <text:p>27019.4</text:p>
                <draw:g>
                  <svg:desc>Sheet1.P4:Sheet1.P8</svg:desc>
                </draw:g>
              </table:table-cell>
              <table:table-cell office:value-type="float" office:value="32967">
                <text:p>32967</text:p>
                <draw:g>
                  <svg:desc>Sheet1.Q4:Sheet1.Q8</svg:desc>
                </draw:g>
              </table:table-cell>
            </table:table-row>
            <table:table-row>
              <table:table-cell office:value-type="float" office:value="658338">
                <text:p>658338</text:p>
              </table:table-cell>
              <table:table-cell office:value-type="float" office:value="100">
                <text:p>100</text:p>
              </table:table-cell>
              <table:table-cell office:value-type="float" office:value="91866">
                <text:p>91866</text:p>
              </table:table-cell>
              <table:table-cell office:value-type="float" office:value="323097">
                <text:p>323097</text:p>
              </table:table-cell>
              <table:table-cell office:value-type="float" office:value="658338">
                <text:p>658338</text:p>
              </table:table-cell>
              <table:table-cell office:value-type="float" office:value="723943">
                <text:p>723943</text:p>
              </table:table-cell>
              <table:table-cell office:value-type="float" office:value="91866">
                <text:p>91866</text:p>
              </table:table-cell>
              <table:table-cell office:value-type="float" office:value="323097">
                <text:p>323097</text:p>
              </table:table-cell>
              <table:table-cell office:value-type="float" office:value="658338">
                <text:p>658338</text:p>
              </table:table-cell>
              <table:table-cell office:value-type="float" office:value="723943">
                <text:p>723943</text:p>
              </table:table-cell>
            </table:table-row>
            <table:table-row>
              <table:table-cell office:value-type="float" office:value="2451020">
                <text:p>2451020</text:p>
              </table:table-cell>
              <table:table-cell office:value-type="float" office:value="150">
                <text:p>150</text:p>
              </table:table-cell>
              <table:table-cell office:value-type="float" office:value="611020">
                <text:p>611020</text:p>
              </table:table-cell>
              <table:table-cell office:value-type="float" office:value="1753970">
                <text:p>1753970</text:p>
              </table:table-cell>
              <table:table-cell office:value-type="float" office:value="2451020">
                <text:p>2451020</text:p>
              </table:table-cell>
              <table:table-cell office:value-type="float" office:value="2892360">
                <text:p>2892360</text:p>
              </table:table-cell>
              <table:table-cell office:value-type="float" office:value="611020">
                <text:p>611020</text:p>
              </table:table-cell>
              <table:table-cell office:value-type="float" office:value="1753970">
                <text:p>1753970</text:p>
              </table:table-cell>
              <table:table-cell office:value-type="float" office:value="2451020">
                <text:p>2451020</text:p>
              </table:table-cell>
              <table:table-cell office:value-type="float" office:value="2892360">
                <text:p>2892360</text:p>
              </table:table-cell>
            </table:table-row>
            <table:table-row>
              <table:table-cell office:value-type="float" office:value="7556850">
                <text:p>7556850</text:p>
              </table:table-cell>
              <table:table-cell office:value-type="float" office:value="200">
                <text:p>200</text:p>
              </table:table-cell>
              <table:table-cell office:value-type="float" office:value="1617660">
                <text:p>1617660</text:p>
              </table:table-cell>
              <table:table-cell office:value-type="float" office:value="4913760">
                <text:p>4913760</text:p>
              </table:table-cell>
              <table:table-cell office:value-type="float" office:value="7556850">
                <text:p>7556850</text:p>
              </table:table-cell>
              <table:table-cell office:value-type="float" office:value="9982490">
                <text:p>9982490</text:p>
              </table:table-cell>
              <table:table-cell office:value-type="float" office:value="1617660">
                <text:p>1617660</text:p>
              </table:table-cell>
              <table:table-cell office:value-type="float" office:value="4913760">
                <text:p>4913760</text:p>
              </table:table-cell>
              <table:table-cell office:value-type="float" office:value="7556850">
                <text:p>7556850</text:p>
              </table:table-cell>
              <table:table-cell office:value-type="float" office:value="9982490">
                <text:p>9982490</text:p>
              </table:table-cell>
            </table:table-row>
            <table:table-row>
              <table:table-cell office:value-type="float" office:value="14187800">
                <text:p>14187800</text:p>
              </table:table-cell>
              <table:table-cell office:value-type="float" office:value="250">
                <text:p>250</text:p>
              </table:table-cell>
              <table:table-cell office:value-type="float" office:value="3949320">
                <text:p>3949320</text:p>
              </table:table-cell>
              <table:table-cell office:value-type="float" office:value="8132030">
                <text:p>8132030</text:p>
              </table:table-cell>
              <table:table-cell office:value-type="float" office:value="14187800">
                <text:p>14187800</text:p>
              </table:table-cell>
              <table:table-cell office:value-type="float" office:value="15877500">
                <text:p>15877500</text:p>
              </table:table-cell>
              <table:table-cell office:value-type="float" office:value="3949320">
                <text:p>3949320</text:p>
              </table:table-cell>
              <table:table-cell office:value-type="float" office:value="8132030">
                <text:p>8132030</text:p>
              </table:table-cell>
              <table:table-cell office:value-type="float" office:value="14187800">
                <text:p>14187800</text:p>
              </table:table-cell>
              <table:table-cell office:value-type="float" office:value="15877500">
                <text:p>158775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51cm" svg:height="9.424cm" xlink:href=".." xlink:type="simple" chart:class="chart:scatter" chart:style-name="ch1">
        <chart:title svg:x="6.215cm" svg:y="0.324cm" chart:style-name="ch2">
          <text:p>MST - gęstość 100%</text:p>
        </chart:title>
        <chart:legend chart:legend-position="end" svg:x="12.338cm" svg:y="3.666cm" style:legend-expansion="high" chart:style-name="ch3"/>
        <chart:plot-area chart:style-name="ch4" table:cell-range-address="Sheet1.A4:Sheet1.A8 Sheet1.J36:Sheet1.K36 Sheet1.E4:Sheet1.E8 Sheet1.O36:Sheet1.P36 Sheet1.Q4:Sheet1.Q8 Sheet1.K4:Sheet1.K8 Sheet1.W4:Sheet1.W8" chart:data-source-has-labels="row" svg:x="-0.061cm" svg:y="0.903cm" svg:width="11.009cm" svg:height="8.084cm">
          <chartooo:coordinate-region svg:x="1.857cm" svg:y="1.102cm" svg:width="8.811cm" svg:height="7.238cm"/>
          <chart:axis chart:dimension="x" chart:name="primary-x" chart:style-name="ch5">
            <chart:title svg:x="3.944cm" svg:y="8.864cm" chart:style-name="ch6">
              <text:p>liczba wierzchołków</text:p>
            </chart:title>
          </chart:axis>
          <chart:axis chart:dimension="y" chart:name="primary-y" chart:style-name="ch7">
            <chart:title svg:x="0cm" svg:y="5.624cm" chart:style-name="ch8">
              <text:p>czas [us]</text:p>
            </chart:title>
            <chart:grid chart:style-name="ch9" chart:class="major"/>
          </chart:axis>
          <chart:series chart:style-name="ch10" chart:values-cell-range-address="Sheet1.E4:Sheet1.E8" chart:label-cell-address="Sheet1.J36:Sheet1.J36" chart:class="chart:scatter">
            <chart:domain table:cell-range-address="Sheet1.A4:Sheet1.A8"/>
            <chart:data-point chart:repeated="5"/>
          </chart:series>
          <chart:series chart:style-name="ch11" chart:values-cell-range-address="Sheet1.Q4:Sheet1.Q8" chart:label-cell-address="Sheet1.O36:Sheet1.O36" chart:class="chart:scatter">
            <chart:domain table:cell-range-address="Sheet1.G4:Sheet1.G8"/>
            <chart:data-point chart:repeated="5"/>
          </chart:series>
          <chart:series chart:style-name="ch12" chart:values-cell-range-address="Sheet1.K4:Sheet1.K8" chart:label-cell-address="Sheet1.K36:Sheet1.K36" chart:class="chart:scatter">
            <chart:domain table:cell-range-address="Sheet1.M4:Sheet1.M8"/>
            <chart:data-point chart:repeated="5"/>
          </chart:series>
          <chart:series chart:style-name="ch13" chart:values-cell-range-address="Sheet1.W4:Sheet1.W8" chart:label-cell-address="Sheet1.P36:Sheet1.P36" chart:class="chart:scatter">
            <chart:domain table:cell-range-address="Sheet1.S4:Sheet1.S8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– Prim lista</text:p>
                <draw:g>
                  <svg:desc>Sheet1.J36:Sheet1.J3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 – Kruskal macierz</text:p>
                <draw:g>
                  <svg:desc>Sheet1.O36:Sheet1.O3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1 – Kruskal Lista</text:p>
                <draw:g>
                  <svg:desc>Sheet1.K36:Sheet1.K3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1 – Prim macierz</text:p>
                <draw:g>
                  <svg:desc>Sheet1.P36:Sheet1.P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8</svg:desc>
                </draw:g>
              </table:table-cell>
              <table:table-cell office:value-type="float" office:value="214.7">
                <text:p>214.7</text:p>
                <draw:g>
                  <svg:desc>Sheet1.E4:Sheet1.E8</svg:desc>
                </draw:g>
              </table:table-cell>
              <table:table-cell office:value-type="float" office:value="50">
                <text:p>50</text:p>
                <draw:g>
                  <svg:desc>Sheet1.G4:Sheet1.G8</svg:desc>
                </draw:g>
              </table:table-cell>
              <table:table-cell office:value-type="float" office:value="32967">
                <text:p>32967</text:p>
                <draw:g>
                  <svg:desc>Sheet1.Q4:Sheet1.Q8</svg:desc>
                </draw:g>
              </table:table-cell>
              <table:table-cell office:value-type="float" office:value="50">
                <text:p>50</text:p>
                <draw:g>
                  <svg:desc>Sheet1.M4:Sheet1.M8</svg:desc>
                </draw:g>
              </table:table-cell>
              <table:table-cell office:value-type="float" office:value="32219.9">
                <text:p>32219.9</text:p>
                <draw:g>
                  <svg:desc>Sheet1.K4:Sheet1.K8</svg:desc>
                </draw:g>
              </table:table-cell>
              <table:table-cell office:value-type="float" office:value="50">
                <text:p>50</text:p>
                <draw:g>
                  <svg:desc>Sheet1.S4:Sheet1.S8</svg:desc>
                </draw:g>
              </table:table-cell>
              <table:table-cell office:value-type="float" office:value="33037.7">
                <text:p>33037.7</text:p>
                <draw:g>
                  <svg:desc>Sheet1.W4:Sheet1.W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542.2">
                <text:p>1542.2</text:p>
              </table:table-cell>
              <table:table-cell office:value-type="float" office:value="100">
                <text:p>100</text:p>
              </table:table-cell>
              <table:table-cell office:value-type="float" office:value="723943">
                <text:p>723943</text:p>
              </table:table-cell>
              <table:table-cell office:value-type="float" office:value="100">
                <text:p>100</text:p>
              </table:table-cell>
              <table:table-cell office:value-type="float" office:value="675654">
                <text:p>675654</text:p>
              </table:table-cell>
              <table:table-cell office:value-type="float" office:value="100">
                <text:p>100</text:p>
              </table:table-cell>
              <table:table-cell office:value-type="float" office:value="747975">
                <text:p>747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860.5">
                <text:p>2860.5</text:p>
              </table:table-cell>
              <table:table-cell office:value-type="float" office:value="150">
                <text:p>150</text:p>
              </table:table-cell>
              <table:table-cell office:value-type="float" office:value="2892360">
                <text:p>2892360</text:p>
              </table:table-cell>
              <table:table-cell office:value-type="float" office:value="150">
                <text:p>150</text:p>
              </table:table-cell>
              <table:table-cell office:value-type="float" office:value="2939720">
                <text:p>2939720</text:p>
              </table:table-cell>
              <table:table-cell office:value-type="float" office:value="150">
                <text:p>150</text:p>
              </table:table-cell>
              <table:table-cell office:value-type="float" office:value="2891450">
                <text:p>2891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7028.4">
                <text:p>7028.4</text:p>
              </table:table-cell>
              <table:table-cell office:value-type="float" office:value="200">
                <text:p>200</text:p>
              </table:table-cell>
              <table:table-cell office:value-type="float" office:value="9982490">
                <text:p>9982490</text:p>
              </table:table-cell>
              <table:table-cell office:value-type="float" office:value="200">
                <text:p>200</text:p>
              </table:table-cell>
              <table:table-cell office:value-type="float" office:value="9622900">
                <text:p>9622900</text:p>
              </table:table-cell>
              <table:table-cell office:value-type="float" office:value="200">
                <text:p>200</text:p>
              </table:table-cell>
              <table:table-cell office:value-type="float" office:value="9919720">
                <text:p>99197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6659">
                <text:p>6659</text:p>
              </table:table-cell>
              <table:table-cell office:value-type="float" office:value="250">
                <text:p>250</text:p>
              </table:table-cell>
              <table:table-cell office:value-type="float" office:value="15877500">
                <text:p>15877500</text:p>
              </table:table-cell>
              <table:table-cell office:value-type="float" office:value="250">
                <text:p>250</text:p>
              </table:table-cell>
              <table:table-cell office:value-type="float" office:value="15649900">
                <text:p>15649900</text:p>
              </table:table-cell>
              <table:table-cell office:value-type="float" office:value="250">
                <text:p>250</text:p>
              </table:table-cell>
              <table:table-cell office:value-type="float" office:value="15632200">
                <text:p>156322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